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13cm"/>
    </style:style>
    <style:style style:name="co4" style:family="table-column">
      <style:table-column-properties fo:break-before="auto" style:column-width="0.205cm"/>
    </style:style>
    <style:style style:name="co5" style:family="table-column">
      <style:table-column-properties fo:break-before="auto" style:column-width="0.187cm"/>
    </style:style>
    <style:style style:name="co6" style:family="table-column">
      <style:table-column-properties fo:break-before="auto" style:column-width="1.168cm"/>
    </style:style>
    <style:style style:name="co7" style:family="table-column">
      <style:table-column-properties fo:break-before="auto" style:column-width="0.543cm"/>
    </style:style>
    <style:style style:name="co8" style:family="table-column">
      <style:table-column-properties fo:break-before="auto" style:column-width="0.41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42cm" fo:break-before="auto" style:use-optimal-row-height="true"/>
    </style:style>
    <style:style style:name="ro3" style:family="table-row">
      <style:table-row-properties style:row-height="0.2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ize="5pt" style:font-size-asian="5pt" style:font-size-complex="5pt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fo:font-size="5pt" style:font-size-asian="5pt" style:font-size-complex="5pt"/>
    </style:style>
    <style:style style:name="ce4" style:family="table-cell" style:parent-style-name="Default">
      <style:table-cell-properties fo:border-bottom="0.06pt solid #000000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fo:font-size="5pt" style:font-size-asian="5pt" style:font-size-complex="5pt"/>
    </style:style>
    <style:style style:name="ce5" style:family="table-cell" style:parent-style-name="Default">
      <style:table-cell-properties fo:border-bottom="0.06pt solid #000000" style:text-align-source="fix" style:repeat-content="false" fo:border-left="0.31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6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7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31pt solid #000000"/>
      <style:paragraph-properties fo:text-align="center" fo:margin-left="0cm"/>
      <style:text-properties fo:font-size="5pt" style:font-size-asian="5pt" style:font-size-complex="5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31pt solid #000000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31pt solid #000000" fo:border-left="0.06pt solid #000000" fo:border-right="0.31pt solid #000000" fo:border-top="0.31pt solid #000000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6pt solid #000000" fo:border-left="0.06pt solid #000000" fo:border-right="0.31pt solid #000000" fo:border-top="0.31pt solid #000000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31pt solid #000000" fo:border-left="0.06pt solid #000000" fo:border-right="0.31pt solid #000000" fo:border-top="0.06pt solid #000000"/>
      <style:text-properties fo:font-size="5pt" style:font-size-asian="5pt" style:font-size-complex="5pt"/>
    </style:style>
    <style:style style:name="ce1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4pt" style:font-size-asian="4pt" style:font-size-complex="4pt"/>
    </style:style>
    <style:style style:name="ce19" style:family="table-cell" style:parent-style-name="Default">
      <style:text-properties fo:font-size="4pt" style:font-size-asian="4pt" style:font-size-complex="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2"/>
          <table:table-cell office:value-type="string">
            <text:p>unten</text:p>
          </table:table-cell>
          <table:table-cell office:value-type="string">
            <text:p>mitte</text:p>
          </table:table-cell>
          <table:table-cell office:value-type="string">
            <text:p>oben</text:p>
          </table:table-cell>
          <table:table-cell table:number-columns-repeated="4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ignal 6</text:p>
          </table:table-cell>
          <table:table-cell office:value-type="string">
            <text:p>plus</text:p>
          </table:table-cell>
          <table:table-cell office:value-type="string">
            <text:p>minus</text:p>
          </table:table-cell>
          <table:table-cell office:value-type="string">
            <text:p>Out 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ignal 5</text:p>
          </table:table-cell>
          <table:table-cell office:value-type="string">
            <text:p>plus</text:p>
          </table:table-cell>
          <table:table-cell office:value-type="string">
            <text:p>minus</text:p>
          </table:table-cell>
          <table:table-cell office:value-type="string">
            <text:p>Out 5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ignal 4</text:p>
          </table:table-cell>
          <table:table-cell office:value-type="string">
            <text:p>plus</text:p>
          </table:table-cell>
          <table:table-cell office:value-type="string">
            <text:p>minus</text:p>
          </table:table-cell>
          <table:table-cell office:value-type="string">
            <text:p>Out 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Signal 3</text:p>
          </table:table-cell>
          <table:table-cell office:value-type="string">
            <text:p>plus</text:p>
          </table:table-cell>
          <table:table-cell office:value-type="string">
            <text:p>minus</text:p>
          </table:table-cell>
          <table:table-cell office:value-type="string">
            <text:p>Out 3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ignal 2</text:p>
          </table:table-cell>
          <table:table-cell office:value-type="string">
            <text:p>plus</text:p>
          </table:table-cell>
          <table:table-cell office:value-type="string">
            <text:p>minus</text:p>
          </table:table-cell>
          <table:table-cell office:value-type="string">
            <text:p>Out 2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ignal 1</text:p>
          </table:table-cell>
          <table:table-cell office:value-type="string">
            <text:p>plus in</text:p>
          </table:table-cell>
          <table:table-cell office:value-type="string">
            <text:p>minus</text:p>
          </table:table-cell>
          <table:table-cell office:value-type="string">
            <text:p>Out 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C2</text:p>
          </table:table-cell>
          <table:table-cell office:value-type="string">
            <text:p>RC3</text:p>
          </table:table-cell>
          <table:table-cell office:value-type="string">
            <text:p>RC4</text:p>
          </table:table-cell>
          <table:table-cell office:value-type="string">
            <text:p>RC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RC1/ser RX</text:p>
          </table:table-cell>
          <table:table-cell office:value-type="string">
            <text:p>plus RC</text:p>
          </table:table-cell>
          <table:table-cell office:value-type="string">
            <text:p>minus</text:p>
          </table:table-cell>
          <table:table-cell office:value-type="string">
            <text:p>RC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+</text:p>
          </table:table-cell>
          <table:table-cell table:style-name="ce1" office:value-type="string">
            <text:p>-</text:p>
          </table:table-cell>
        </table:table-row>
      </table:table>
      <table:table table:name="Sheet2" table:style-name="ta1" table:print="false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18"/>
        <table:table-column table:style-name="co2" table:number-columns-repeated="1016" table:default-cell-style-name="ce2"/>
        <table:table-row table:style-name="ro2" table:number-rows-repeated="4">
          <table:table-cell table:number-columns-repeated="1024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6 &quot;&amp;[.J$14]" office:value-type="string" office:string-value=" ESC 6 opto">
            <text:p><text:s/>ESC 6 opto</text:p>
          </table:table-cell>
          <table:table-cell table:style-name="ce15" office:value-type="string" table:number-columns-spanned="1" table:number-rows-spanned="7">
            <text:p>FCM 2.1</text:p>
          </table:table-cell>
          <table:table-cell table:style-name="ce15" office:value-type="string" table:number-columns-spanned="1" table:number-rows-spanned="8">
            <text:p><text:s/>huslik.net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5 &quot;&amp;[.J$14]" office:value-type="string" office:string-value=" ESC 5 opto">
            <text:p><text:s/>ESC 5 opto</text:p>
          </table:table-cell>
          <table:covered-table-cell table:number-columns-repeated="2" table:style-name="ce16"/>
          <table:table-cell office:value-type="string">
            <text:p>USB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4 &quot;&amp;[.J$14]" office:value-type="string" office:string-value=" ESC 4 opto">
            <text:p><text:s/>ESC 4 opto</text:p>
          </table:table-cell>
          <table:covered-table-cell table:number-columns-repeated="2" table:style-name="ce16"/>
          <table:table-cell table:style-name="ce19"/>
          <table:table-cell table:number-columns-repeated="1016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3 &quot;&amp;[.J$14]" office:value-type="string" office:string-value=" ESC 3 opto">
            <text:p><text:s/>ESC 3 opto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2 &quot;&amp;[.J$14]" office:value-type="string" office:string-value=" ESC 2 opto">
            <text:p><text:s/>ESC 2 opto</text:p>
          </table:table-cell>
          <table:covered-table-cell table:style-name="ce16"/>
          <table:covered-table-cell table:style-name="ce17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<text:s/>ESC 1 / pwr</text:p>
          </table:table-cell>
          <table:covered-table-cell table:number-columns-repeated="2" table:style-name="ce16"/>
          <table:table-cell office:value-type="string">
            <text:p><text:s/>3.3V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<text:s/>RC</text:p>
          </table:table-cell>
          <table:covered-table-cell table:number-columns-repeated="2" table:style-name="ce16"/>
          <table:table-cell office:value-type="string">
            <text:p>TX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<text:s/>RC / serial</text:p>
          </table:table-cell>
          <table:table-cell table:formula="of:=[.J$13]" office:value-type="string" office:string-value="3.3 V">
            <text:p>3.3 V</text:p>
          </table:table-cell>
          <table:covered-table-cell table:style-name="ce16"/>
          <table:table-cell office:value-type="string">
            <text:p>RX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</text:p>
          </table:table-cell>
          <table:table-cell/>
          <table:table-cell office:value-type="string">
            <text:p>3.3 V</text:p>
          </table:table-cell>
          <table:table-cell office:value-type="string">
            <text:p>please change hardware options here!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string">
            <text:p>opto</text:p>
          </table:table-cell>
          <table:table-cell table:number-columns-repeated="1014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6 &quot;&amp;[.J$14]" office:value-type="string" office:string-value=" ESC 6 opto">
            <text:p><text:s/>ESC 6 opto</text:p>
          </table:table-cell>
          <table:table-cell table:style-name="ce15" office:value-type="string" table:number-columns-spanned="1" table:number-rows-spanned="7">
            <text:p>FCM 2.1</text:p>
          </table:table-cell>
          <table:table-cell table:style-name="ce15" office:value-type="string" table:number-columns-spanned="1" table:number-rows-spanned="8">
            <text:p><text:s/>huslik.net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5 &quot;&amp;[.J$14]" office:value-type="string" office:string-value=" ESC 5 opto">
            <text:p><text:s/>ESC 5 opto</text:p>
          </table:table-cell>
          <table:covered-table-cell table:number-columns-repeated="2" table:style-name="ce16"/>
          <table:table-cell office:value-type="string">
            <text:p>USB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4 &quot;&amp;[.J$14]" office:value-type="string" office:string-value=" ESC 4 opto">
            <text:p><text:s/>ESC 4 opto</text:p>
          </table:table-cell>
          <table:covered-table-cell table:number-columns-repeated="2" table:style-name="ce16"/>
          <table:table-cell table:style-name="ce19"/>
          <table:table-cell table:number-columns-repeated="1016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3 &quot;&amp;[.J$14]" office:value-type="string" office:string-value=" ESC 3 opto">
            <text:p><text:s/>ESC 3 opto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&quot; ESC 2 &quot;&amp;[.J$14]" office:value-type="string" office:string-value=" ESC 2 opto">
            <text:p><text:s/>ESC 2 opto</text:p>
          </table:table-cell>
          <table:covered-table-cell table:style-name="ce16"/>
          <table:covered-table-cell table:style-name="ce17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8" office:value-type="string">
            <text:p>-</text:p>
          </table:table-cell>
          <table:table-cell table:style-name="ce12" office:value-type="string">
            <text:p><text:s/>ESC 1 / pwr</text:p>
          </table:table-cell>
          <table:covered-table-cell table:number-columns-repeated="2" table:style-name="ce16"/>
          <table:table-cell office:value-type="string">
            <text:p><text:s/>3.3V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 office:value-type="string">
            <text:p><text:s/>RC</text:p>
          </table:table-cell>
          <table:covered-table-cell table:number-columns-repeated="2" table:style-name="ce16"/>
          <table:table-cell office:value-type="string">
            <text:p>TX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-</text:p>
          </table:table-cell>
          <table:table-cell table:style-name="ce14" office:value-type="string">
            <text:p><text:s/>RC / serial</text:p>
          </table:table-cell>
          <table:table-cell table:formula="of:=[.J$13]" office:value-type="string" office:string-value="3.3 V">
            <text:p>3.3 V</text:p>
          </table:table-cell>
          <table:covered-table-cell table:style-name="ce16"/>
          <table:table-cell office:value-type="string">
            <text:p>RX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15]" office:value-type="string" office:string-value=" ESC 6 opto">
            <text:p><text:s/>ESC 6 opto</text:p>
          </table:table-cell>
          <table:table-cell table:style-name="ce15" office:value-type="string" table:number-columns-spanned="1" table:number-rows-spanned="7">
            <text:p>FCM 2.1</text:p>
          </table:table-cell>
          <table:table-cell table:style-name="ce15" office:value-type="string" table:number-columns-spanned="1" table:number-rows-spanned="8">
            <text:p><text:s/>huslik.net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16]" office:value-type="string" office:string-value=" ESC 5 opto">
            <text:p><text:s/>ESC 5 opto</text:p>
          </table:table-cell>
          <table:covered-table-cell table:number-columns-repeated="2" table:style-name="ce16"/>
          <table:table-cell office:value-type="string">
            <text:p>USB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17]" office:value-type="string" office:string-value=" ESC 4 opto">
            <text:p><text:s/>ESC 4 opto</text:p>
          </table:table-cell>
          <table:covered-table-cell table:number-columns-repeated="2" table:style-name="ce16"/>
          <table:table-cell table:style-name="ce19"/>
          <table:table-cell table:number-columns-repeated="1016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18]" office:value-type="string" office:string-value=" ESC 3 opto">
            <text:p><text:s/>ESC 3 opto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19]" office:value-type="string" office:string-value=" ESC 2 opto">
            <text:p><text:s/>ESC 2 opto</text:p>
          </table:table-cell>
          <table:covered-table-cell table:style-name="ce16"/>
          <table:covered-table-cell table:style-name="ce17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8" office:value-type="string">
            <text:p>-</text:p>
          </table:table-cell>
          <table:table-cell table:style-name="ce11" table:formula="of:=[.E20]" office:value-type="string" office:string-value=" ESC 1 / pwr">
            <text:p><text:s/>ESC 1 / pwr</text:p>
          </table:table-cell>
          <table:covered-table-cell table:number-columns-repeated="2" table:style-name="ce16"/>
          <table:table-cell office:value-type="string">
            <text:p><text:s/>3.3V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1" table:formula="of:=[.E21]" office:value-type="string" office:string-value=" RC">
            <text:p><text:s/>RC</text:p>
          </table:table-cell>
          <table:covered-table-cell table:number-columns-repeated="2" table:style-name="ce16"/>
          <table:table-cell office:value-type="string">
            <text:p>TX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-</text:p>
          </table:table-cell>
          <table:table-cell table:style-name="ce14" table:formula="of:=[.E22]" office:value-type="string" office:string-value=" RC / serial">
            <text:p><text:s/>RC / serial</text:p>
          </table:table-cell>
          <table:table-cell table:formula="of:=[.J$13]" office:value-type="string" office:string-value="3.3 V">
            <text:p>3.3 V</text:p>
          </table:table-cell>
          <table:covered-table-cell table:style-name="ce16"/>
          <table:table-cell office:value-type="string">
            <text:p>RX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25]" office:value-type="string" office:string-value=" ESC 6 opto">
            <text:p><text:s/>ESC 6 opto</text:p>
          </table:table-cell>
          <table:table-cell table:style-name="ce15" office:value-type="string" table:number-columns-spanned="1" table:number-rows-spanned="7">
            <text:p>FCM 2.1</text:p>
          </table:table-cell>
          <table:table-cell table:style-name="ce15" office:value-type="string" table:number-columns-spanned="1" table:number-rows-spanned="8">
            <text:p><text:s/>huslik.net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26]" office:value-type="string" office:string-value=" ESC 5 opto">
            <text:p><text:s/>ESC 5 opto</text:p>
          </table:table-cell>
          <table:covered-table-cell table:number-columns-repeated="2" table:style-name="ce16"/>
          <table:table-cell office:value-type="string">
            <text:p>USB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27]" office:value-type="string" office:string-value=" ESC 4 opto">
            <text:p><text:s/>ESC 4 opto</text:p>
          </table:table-cell>
          <table:covered-table-cell table:number-columns-repeated="2" table:style-name="ce16"/>
          <table:table-cell table:style-name="ce19"/>
          <table:table-cell table:number-columns-repeated="1016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28]" office:value-type="string" office:string-value=" ESC 3 opto">
            <text:p><text:s/>ESC 3 opto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29]" office:value-type="string" office:string-value=" ESC 2 opto">
            <text:p><text:s/>ESC 2 opto</text:p>
          </table:table-cell>
          <table:covered-table-cell table:style-name="ce16"/>
          <table:covered-table-cell table:style-name="ce17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8" office:value-type="string">
            <text:p>-</text:p>
          </table:table-cell>
          <table:table-cell table:style-name="ce12" table:formula="of:=[.E30]" office:value-type="string" office:string-value=" ESC 1 / pwr">
            <text:p><text:s/>ESC 1 / pwr</text:p>
          </table:table-cell>
          <table:covered-table-cell table:number-columns-repeated="2" table:style-name="ce16"/>
          <table:table-cell office:value-type="string">
            <text:p><text:s/>3.3V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 table:formula="of:=[.E31]" office:value-type="string" office:string-value=" RC">
            <text:p><text:s/>RC</text:p>
          </table:table-cell>
          <table:covered-table-cell table:number-columns-repeated="2" table:style-name="ce16"/>
          <table:table-cell office:value-type="string">
            <text:p>TX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-</text:p>
          </table:table-cell>
          <table:table-cell table:style-name="ce14" table:formula="of:=[.E32]" office:value-type="string" office:string-value=" RC / serial">
            <text:p><text:s/>RC / serial</text:p>
          </table:table-cell>
          <table:table-cell table:formula="of:=[.J$13]" office:value-type="string" office:string-value="3.3 V">
            <text:p>3.3 V</text:p>
          </table:table-cell>
          <table:covered-table-cell table:style-name="ce16"/>
          <table:table-cell office:value-type="string">
            <text:p>RX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float" office:value="6">
            <text:p>6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35]" office:value-type="string" office:string-value=" ESC 6 opto">
            <text:p><text:s/>ESC 6 opto</text:p>
          </table:table-cell>
          <table:table-cell table:style-name="ce15" office:value-type="string" table:number-columns-spanned="1" table:number-rows-spanned="7">
            <text:p>FCM 2.1</text:p>
          </table:table-cell>
          <table:table-cell table:style-name="ce15" office:value-type="string" table:number-columns-spanned="1" table:number-rows-spanned="8">
            <text:p><text:s/>huslik.net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float" office:value="5">
            <text:p>5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36]" office:value-type="string" office:string-value=" ESC 5 opto">
            <text:p><text:s/>ESC 5 opto</text:p>
          </table:table-cell>
          <table:covered-table-cell table:number-columns-repeated="2" table:style-name="ce16"/>
          <table:table-cell office:value-type="string">
            <text:p>USB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float" office:value="4">
            <text:p>4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37]" office:value-type="string" office:string-value=" ESC 4 opto">
            <text:p><text:s/>ESC 4 opto</text:p>
          </table:table-cell>
          <table:covered-table-cell table:number-columns-repeated="2" table:style-name="ce16"/>
          <table:table-cell table:style-name="ce19"/>
          <table:table-cell table:number-columns-repeated="1016"/>
        </table:table-row>
        <table:table-row table:style-name="ro3">
          <table:table-cell/>
          <table:table-cell table:style-name="ce3" office:value-type="float" office:value="3">
            <text:p>3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38]" office:value-type="string" office:string-value=" ESC 3 opto">
            <text:p><text:s/>ESC 3 opto</text:p>
          </table:table-cell>
          <table:covered-table-cell table:number-columns-repeated="2" table:style-name="ce16"/>
          <table:table-cell table:number-columns-repeated="1017"/>
        </table:table-row>
        <table:table-row table:style-name="ro3">
          <table:table-cell/>
          <table:table-cell table:style-name="ce3" office:value-type="float" office:value="2">
            <text:p>2</text:p>
          </table:table-cell>
          <table:table-cell table:style-name="ce7" office:value-type="string">
            <text:p>+</text:p>
          </table:table-cell>
          <table:table-cell table:style-name="ce7" office:value-type="string">
            <text:p>-</text:p>
          </table:table-cell>
          <table:table-cell table:style-name="ce11" table:formula="of:=[.E39]" office:value-type="string" office:string-value=" ESC 2 opto">
            <text:p><text:s/>ESC 2 opto</text:p>
          </table:table-cell>
          <table:covered-table-cell table:style-name="ce16"/>
          <table:covered-table-cell table:style-name="ce17"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8" office:value-type="string">
            <text:p>+</text:p>
          </table:table-cell>
          <table:table-cell table:style-name="ce8" office:value-type="string">
            <text:p>-</text:p>
          </table:table-cell>
          <table:table-cell table:style-name="ce12" table:formula="of:=[.E40]" office:value-type="string" office:string-value=" ESC 1 / pwr">
            <text:p><text:s/>ESC 1 / pwr</text:p>
          </table:table-cell>
          <table:covered-table-cell table:number-columns-repeated="2" table:style-name="ce16"/>
          <table:table-cell office:value-type="string">
            <text:p><text:s/>3.3V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3" table:formula="of:=[.E41]" office:value-type="string" office:string-value=" RC">
            <text:p><text:s/>RC</text:p>
          </table:table-cell>
          <table:covered-table-cell table:number-columns-repeated="2" table:style-name="ce16"/>
          <table:table-cell office:value-type="string">
            <text:p>TX</text:p>
          </table:table-cell>
          <table:table-cell table:number-columns-repeated="1016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10" office:value-type="string">
            <text:p>+</text:p>
          </table:table-cell>
          <table:table-cell table:style-name="ce10" office:value-type="string">
            <text:p>-</text:p>
          </table:table-cell>
          <table:table-cell table:style-name="ce14" table:formula="of:=[.E42]" office:value-type="string" office:string-value=" RC / serial">
            <text:p><text:s/>RC / serial</text:p>
          </table:table-cell>
          <table:table-cell table:formula="of:=[.J$13]" office:value-type="string" office:string-value="3.3 V">
            <text:p>3.3 V</text:p>
          </table:table-cell>
          <table:covered-table-cell table:style-name="ce16"/>
          <table:table-cell office:value-type="string">
            <text:p>RX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</text:p>
          </table:table-cell>
          <table:table-cell table:number-columns-repeated="1016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.00.0000</text:date>, <text:time style:data-style-name="N2" text:time-value="0000-00-00T00:28:41.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25S</meta:editing-duration>
    <meta:editing-cycles>9</meta:editing-cycles>
    <meta:generator>LibreOffice/4.0.4.2$Windows_x86 LibreOffice_project/9e9821abd0ffdbc09cd8c52eaa574fa09eb08f2</meta:generator>
    <dc:date>2014-01-04T00:38:53.24</dc:date>
    <meta:print-date>2012-09-30T15:43:29.34</meta:print-date>
    <meta:document-statistic meta:table-count="3" meta:cell-count="270" meta:object-count="0"/>
    <meta:user-defined meta:name="Info 1"/>
    <meta:user-defined meta:name="Info 2"/>
    <meta:user-defined meta:name="Info 3"/>
    <meta:user-defined meta:name="Info 4"/>
  </office:meta>
</office:document-meta>
</file>